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528in"/>
    </style:style>
    <style:style style:name="co2" style:family="table-column">
      <style:table-column-properties fo:break-before="auto" style:column-width="1.6075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1.4874in"/>
    </style:style>
    <style:style style:name="co5" style:family="table-column">
      <style:table-column-properties fo:break-before="auto" style:column-width="1.5311in"/>
    </style:style>
    <style:style style:name="co6" style:family="table-column">
      <style:table-column-properties fo:break-before="auto" style:column-width="1.6626in"/>
    </style:style>
    <style:style style:name="co7" style:family="table-column">
      <style:table-column-properties fo:break-before="auto" style:column-width="1.6728in"/>
    </style:style>
    <style:style style:name="co8" style:family="table-column">
      <style:table-column-properties fo:break-before="auto" style:column-width="1.4984in"/>
    </style:style>
    <style:style style:name="co9" style:family="table-column">
      <style:table-column-properties fo:break-before="auto" style:column-width="1.8917in"/>
    </style:style>
    <style:style style:name="co10" style:family="table-column">
      <style:table-column-properties fo:break-before="auto" style:column-width="1.0283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>
            <text:p>label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Information Sharing for User Participants:/login.html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office:value-type="float" office:value="13.9002398060849">
            <text:p>13.9</text:p>
          </table:table-cell>
          <table:table-cell office:value-type="float" office:value="0">
            <text:p>0</text:p>
          </table:table-cell>
          <table:table-cell office:value-type="float" office:value="14.7965474722565">
            <text:p>14.8</text:p>
          </table:table-cell>
          <table:table-cell office:value-type="float" office:value="18.799129161529">
            <text:p>18.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login.do</text:p>
          </table:table-cell>
          <table:table-cell office:value-type="float" office:value="30">
            <text:p>30</text:p>
          </table:table-cell>
          <table:table-cell office:value-type="float" office:value="843">
            <text:p>843</text:p>
          </table:table-cell>
          <table:table-cell office:value-type="float" office:value="144">
            <text:p>144</text:p>
          </table:table-cell>
          <table:table-cell office:value-type="float" office:value="2436">
            <text:p>2436</text:p>
          </table:table-cell>
          <table:table-cell office:value-type="float" office:value="502.484079349784">
            <text:p>502.48</text:p>
          </table:table-cell>
          <table:table-cell office:value-type="float" office:value="0">
            <text:p>0</text:p>
          </table:table-cell>
          <table:table-cell office:value-type="float" office:value="9.43099654196793">
            <text:p>9.43</text:p>
          </table:table-cell>
          <table:table-cell office:value-type="float" office:value="242.436475852719">
            <text:p>242.44</text:p>
          </table:table-cell>
          <table:table-cell office:value-type="float" office:value="26323.3">
            <text:p>26323.3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;jsessionid=8950E2D367D406052CD72DBAD996E8B5</text:p>
          </table:table-cell>
          <table:table-cell office:value-type="float" office:value="30">
            <text:p>30</text:p>
          </table:table-cell>
          <table:table-cell office:value-type="float" office:value="777">
            <text:p>777</text:p>
          </table:table-cell>
          <table:table-cell office:value-type="float" office:value="146">
            <text:p>146</text:p>
          </table:table-cell>
          <table:table-cell office:value-type="float" office:value="2183">
            <text:p>2183</text:p>
          </table:table-cell>
          <table:table-cell office:value-type="float" office:value="453.133275709868">
            <text:p>453.13</text:p>
          </table:table-cell>
          <table:table-cell office:value-type="float" office:value="0">
            <text:p>0</text:p>
          </table:table-cell>
          <table:table-cell office:value-type="float" office:value="9.44287063267233">
            <text:p>9.44</text:p>
          </table:table-cell>
          <table:table-cell office:value-type="float" office:value="243.119799043909">
            <text:p>243.12</text:p>
          </table:table-cell>
          <table:table-cell office:value-type="float" office:value="26364.3">
            <text:p>26364.3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home</text:p>
          </table:table-cell>
          <table:table-cell office:value-type="float" office:value="60">
            <text:p>60</text:p>
          </table:table-cell>
          <table:table-cell office:value-type="float" office:value="635">
            <text:p>635</text:p>
          </table:table-cell>
          <table:table-cell office:value-type="float" office:value="43">
            <text:p>43</text:p>
          </table:table-cell>
          <table:table-cell office:value-type="float" office:value="1462">
            <text:p>1462</text:p>
          </table:table-cell>
          <table:table-cell office:value-type="float" office:value="297.821819866995">
            <text:p>297.82</text:p>
          </table:table-cell>
          <table:table-cell office:value-type="float" office:value="0">
            <text:p>0</text:p>
          </table:table-cell>
          <table:table-cell office:value-type="float" office:value="18.9753320683112">
            <text:p>18.98</text:p>
          </table:table-cell>
          <table:table-cell office:value-type="float" office:value="488.546237547438">
            <text:p>488.55</text:p>
          </table:table-cell>
          <table:table-cell office:value-type="float" office:value="26364.3">
            <text:p>26364.3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participants</text:p>
          </table:table-cell>
          <table:table-cell office:value-type="float" office:value="60">
            <text:p>60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08">
            <text:p>208</text:p>
          </table:table-cell>
          <table:table-cell office:value-type="float" office:value="39.8622489191075">
            <text:p>39.86</text:p>
          </table:table-cell>
          <table:table-cell office:value-type="float" office:value="0.5">
            <text:p>0.5</text:p>
          </table:table-cell>
          <table:table-cell office:value-type="float" office:value="26.5721877767936">
            <text:p>26.57</text:p>
          </table:table-cell>
          <table:table-cell office:value-type="float" office:value="200.497623034765">
            <text:p>200.5</text:p>
          </table:table-cell>
          <table:table-cell office:value-type="float" office:value="7726.48333333333">
            <text:p>7726.48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logout</text:p>
          </table:table-cell>
          <table:table-cell table:number-columns-repeated="2" office:value-type="float" office:value="30">
            <text:p>30</text:p>
          </table:table-cell>
          <table:table-cell office:value-type="float" office:value="7">
            <text:p>7</text:p>
          </table:table-cell>
          <table:table-cell office:value-type="float" office:value="108">
            <text:p>108</text:p>
          </table:table-cell>
          <table:table-cell office:value-type="float" office:value="25.0183266160362">
            <text:p>25.02</text:p>
          </table:table-cell>
          <table:table-cell office:value-type="float" office:value="0">
            <text:p>0</text:p>
          </table:table-cell>
          <table:table-cell office:value-type="float" office:value="20.0937709310114">
            <text:p>20.09</text:p>
          </table:table-cell>
          <table:table-cell office:value-type="float" office:value="25.5292929504354">
            <text:p>25.5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Information Sharing for User Participants:/</text:p>
          </table:table-cell>
          <table:table-cell office:value-type="float" office:value="30">
            <text:p>30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09">
            <text:p>109</text:p>
          </table:table-cell>
          <table:table-cell office:value-type="float" office:value="22.9252165868843">
            <text:p>22.93</text:p>
          </table:table-cell>
          <table:table-cell office:value-type="float" office:value="0">
            <text:p>0</text:p>
          </table:table-cell>
          <table:table-cell office:value-type="float" office:value="20.1207243460765">
            <text:p>20.12</text:p>
          </table:table-cell>
          <table:table-cell office:value-type="float" office:value="25.5635374748491">
            <text:p>25.5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OTAL</text:p>
          </table:table-cell>
          <table:table-cell office:value-type="float" office:value="300">
            <text:p>300</text:p>
          </table:table-cell>
          <table:table-cell office:value-type="float" office:value="299">
            <text:p>299</text:p>
          </table:table-cell>
          <table:table-cell office:value-type="float" office:value="2">
            <text:p>2</text:p>
          </table:table-cell>
          <table:table-cell office:value-type="float" office:value="2436">
            <text:p>2436</text:p>
          </table:table-cell>
          <table:table-cell office:value-type="float" office:value="431.913715804442">
            <text:p>431.91</text:p>
          </table:table-cell>
          <table:table-cell office:value-type="float" office:value="0.1">
            <text:p>0.1</text:p>
          </table:table-cell>
          <table:table-cell office:value-type="float" office:value="73.9827373612824">
            <text:p>73.98</text:p>
          </table:table-cell>
          <table:table-cell office:value-type="float" office:value="910.863083770037">
            <text:p>910.86</text:p>
          </table:table-cell>
          <table:table-cell office:value-type="float" office:value="12607.3166666667">
            <text:p>12607.32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6">09/16/2011</text:date>, <text:time>16:01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16T16:01:44.38</dc:date>
    <meta:generator>OpenOffice.org/3.2$Win32 OpenOffice.org_project/320m12$Build-9483</meta:generator>
    <meta:editing-duration>PT00H00M23S</meta:editing-duration>
    <meta:editing-cycles>1</meta:editing-cycles>
    <meta:document-statistic meta:table-count="1" meta:cell-count="90" meta:object-count="0"/>
  </office:meta>
</office:document-meta>
</file>